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bottom" draw:auto-grow-height="false"/>
      <style:paragraph-properties style:writing-mode="lr-tb"/>
    </style:style>
    <style:style style:name="gr2" style:family="graphic" style:parent-style-name="standard">
      <style:graphic-properties draw:fill-color="#ffff99" draw:textarea-horizontal-align="left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padding-top="0.151cm" fo:padding-bottom="0.151cm" fo:padding-left="0.276cm" fo:padding-right="0.276cm" draw:shadow="hidden" draw:shadow-opacity="48%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3.25cm" fo:min-width="7.1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/>
      <style:paragraph-properties style:writing-mode="lr-tb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horizontal-align="right" draw:textarea-vertical-align="middle"/>
      <style:paragraph-properties style:writing-mode="lr-tb"/>
    </style:style>
    <style:style style:name="gr9" style:family="graphic" style:parent-style-name="standard">
      <style:graphic-properties draw:stroke="dash" draw:stroke-dash="Fine_20_Dashed" draw:fill-color="#ffff99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fill-color="#ff8080" draw:textarea-horizontal-align="left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 fo:min-height="0.75cm" fo:min-width="3.352cm"/>
      <style:paragraph-properties style:writing-mode="lr-tb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5cm" fo:min-width="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1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.3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4.159cm"/>
      <style:paragraph-properties style:writing-mode="lr-tb"/>
    </style:style>
    <style:style style:name="gr16" style:family="graphic" style:parent-style-name="standard">
      <style:graphic-properties draw:fill-color="#ffff99" draw:textarea-horizontal-align="center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draw:fill-color="#ff8080" draw:textarea-horizontal-align="justify" draw:textarea-vertical-align="middle" draw:auto-grow-height="false"/>
      <style:paragraph-properties style:writing-mode="lr-tb"/>
    </style:style>
    <style:style style:name="gr18" style:family="graphic" style:parent-style-name="standard">
      <style:graphic-properties draw:stroke="dash" draw:stroke-dash="Fine_20_Dashed" draw:fill-color="#ffff99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0.75cm" fo:min-width="4cm"/>
      <style:paragraph-properties style:writing-mode="lr-tb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0.75cm" fo:min-width="3.1cm"/>
      <style:paragraph-properties style:writing-mode="lr-tb"/>
    </style:style>
    <style:style style:name="gr21" style:family="graphic" style:parent-style-name="standard">
      <style:graphic-properties draw:fill-color="#ff8080" draw:textarea-horizontal-align="justify" draw:textarea-vertical-align="middle" draw:auto-grow-height="false" fo:min-height="0.75cm" fo:min-width="2.3cm"/>
      <style:paragraph-properties style:writing-mode="lr-tb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style:writing-mode="lr-tb"/>
    </style:style>
    <style:style style:name="gr24" style:family="graphic" style:parent-style-name="standard">
      <style:graphic-properties draw:fill-color="#ff8080" draw:textarea-horizontal-align="justify" draw:textarea-vertical-align="middle" draw:auto-grow-height="false" fo:min-height="0.75cm" fo:min-width="3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ffff99"/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2pt" style:font-size-asian="18pt" style:font-size-complex="18pt"/>
    </style:style>
    <style:style style:name="P8" style:family="paragraph">
      <loext:graphic-properties draw:fill-color="#e6e6e6"/>
      <style:paragraph-properties fo:text-align="start" style:writing-mode="lr-tb"/>
      <style:text-properties fo:font-size="12pt" style:font-size-asian="18pt" style:font-size-complex="18pt"/>
    </style:style>
    <style:style style:name="P9" style:family="paragraph">
      <loext:graphic-properties draw:fill-color="#afd095"/>
      <style:paragraph-properties fo:text-align="center" style:writing-mode="lr-tb"/>
      <style:text-properties fo:font-size="1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3" style:family="paragraph">
      <loext:graphic-properties draw:fill-color="#ff8080"/>
      <style:paragraph-properties fo:text-align="center" style:writing-mode="lr-tb"/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e6e6e6"/>
      <style:paragraph-properties fo:text-align="center" style:writing-mode="lr-tb"/>
      <style:text-properties fo:font-size="12pt" style:font-size-asian="18pt" style:font-size-complex="18pt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7.5cm" svg:x="15.7cm" svg:y="2cm">
          <text:p text:style-name="P1">Markup parser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5cm" svg:height="1.5cm" svg:x="10.5cm" svg:y="6.7cm">
          <text:p text:style-name="P3"><text:span text:style-name="T1">doxia-module-xhtm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cm" svg:x="1cm" svg:y="11.7cm">
          <text:p text:style-name="P3"><text:span text:style-name="T1">Mave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cm" svg:x="6cm" svg:y="10.2cm">
          <text:p text:style-name="P5"><text:span text:style-name="T2">maven-site-plugi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5cm" svg:y1="14.693cm" svg:x2="21.5cm" svg:y2="14.693cm">
          <text:p/>
        </draw:line>
        <draw:custom-shape draw:style-name="gr6" draw:text-style-name="P8" draw:layer="layout" svg:width="7.6cm" svg:height="3.5cm" svg:x="9cm" svg:y="13.7cm">
          <text:p text:style-name="P7"><text:span text:style-name="T1">report-plugin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cm" svg:x="10.3cm" svg:y="15.9cm">
          <text:p text:style-name="P3"><text:span text:style-name="T1">reporting-impl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cm" svg:x="12.6cm" svg:y="13.9cm">
          <text:p text:style-name="P3"><text:span text:style-name="T1">reporting-api</text:span>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3.5cm" svg:y1="12.2cm" svg:x2="9cm" svg:y2="16cm">
          <text:p text:style-name="P10"><text:span text:style-name="T3">(when invoked</text:span><text:span text:style-name="T3"><text:line-break/></text:span><text:span text:style-name="T3">directly as goal)</text:span></text:p>
        </draw:line>
        <draw:line draw:style-name="gr5" draw:text-style-name="P6" draw:layer="layout" svg:x1="3.5cm" svg:y1="12.2cm" svg:x2="6cm" svg:y2="10.7cm">
          <text:p/>
        </draw:line>
        <draw:line draw:style-name="gr5" draw:text-style-name="P6" draw:layer="layout" svg:x1="10cm" svg:y1="10.7cm" svg:x2="14.299cm" svg:y2="13.9cm">
          <text:p/>
        </draw:line>
        <draw:custom-shape draw:style-name="gr2" draw:text-style-name="P4" draw:layer="layout" svg:width="17.5cm" svg:height="1.5cm" svg:x="10.5cm" svg:y="2.4cm">
          <text:p text:style-name="P12"><text:span text:style-name="T4">doxia-module-</text:span><text:span text:style-name="T1">&lt;xxx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cm" svg:x="17cm" svg:y="7cm">
          <text:p text:style-name="P3"><text:span text:style-name="T1">xhtml markup pars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5cm" svg:height="1cm" svg:x="23cm" svg:y="7cm">
          <text:p text:style-name="P3"><text:span text:style-name="T1">xhtml markup rend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6cm" svg:height="1.5cm" svg:x="10.5cm" svg:y="4.6cm">
          <text:p text:style-name="P3"><text:span text:style-name="T1">doxia-module-mark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cm" svg:height="1cm" svg:x="15.8cm" svg:y="4.9cm">
          <text:p text:style-name="P3"><text:span text:style-name="T1">markdown markup parser</text:span><text:span text:style-name="T1"><text:line-break/></text:span><text:span text:style-name="T1">= flexmark = html render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cm" svg:y1="5.9cm" svg:x2="19cm" svg:y2="7cm">
          <text:p/>
        </draw:line>
        <draw:custom-shape draw:style-name="gr10" draw:text-style-name="P13" draw:layer="layout" svg:width="5cm" svg:height="1cm" svg:x="23cm" svg:y="9.495cm">
          <text:p text:style-name="P3"><text:span text:style-name="T1">site-render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852cm" svg:height="1cm" svg:x="24.7cm" svg:y="11cm">
          <text:p text:style-name="P3"><text:span text:style-name="T1">decoration-mod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5.5cm" svg:y1="8cm" svg:x2="25.5cm" svg:y2="9.5cm">
          <text:p/>
        </draw:line>
        <draw:custom-shape draw:style-name="gr12" draw:text-style-name="P4" draw:layer="layout" svg:width="13.5cm" svg:height="1cm" draw:transform="rotate (1.5707963267949) translate (21.5cm 15.5cm)">
          <text:p text:style-name="P3"><text:span text:style-name="T1">doxia-sink-api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4cm" svg:y1="11.5cm" svg:x2="24.7cm" svg:y2="11.489cm">
          <text:p/>
        </draw:line>
        <draw:line draw:style-name="gr5" draw:text-style-name="P6" draw:layer="layout" svg:x1="24cm" svg:y1="10.5cm" svg:x2="24cm" svg:y2="17cm">
          <text:p/>
        </draw:line>
        <draw:line draw:style-name="gr5" draw:text-style-name="P6" draw:layer="layout" svg:x1="10cm" svg:y1="10.7cm" svg:x2="15.7cm" svg:y2="9.044cm">
          <text:p/>
        </draw:line>
        <draw:frame draw:style-name="gr13" draw:text-style-name="P14" draw:layer="layout" svg:width="2.699cm" svg:height="1.207cm" svg:x="10.601cm" svg:y="8.893cm">
          <draw:text-box>
            <text:p text:style-name="P10"><text:span text:style-name="T3">handwritten</text:span><text:span text:style-name="T3"><text:line-break/></text:span><text:span text:style-name="T3">content</text:span></text:p>
          </draw:text-box>
        </draw:frame>
        <draw:frame draw:style-name="gr14" draw:text-style-name="P14" draw:layer="layout" svg:width="1.899cm" svg:height="1.207cm" svg:x="17.837cm" svg:y="14.093cm">
          <draw:text-box>
            <text:p text:style-name="P10"><text:span text:style-name="T3">reports</text:span><text:span text:style-name="T3"><text:line-break/></text:span><text:span text:style-name="T3">content</text:span></text:p>
          </draw:text-box>
        </draw:frame>
        <draw:frame draw:style-name="gr15" draw:text-style-name="P14" draw:layer="layout" svg:width="4.659cm" svg:height="1.685cm" svg:x="21.7cm" svg:y="17cm">
          <draw:text-box>
            <text:p text:style-name="P10"><text:span text:style-name="T3">Site output</text:span></text:p>
            <text:p text:style-name="P10"><text:span text:style-name="T3">= (content + template)</text:span></text:p>
          </draw:text-box>
        </draw:frame>
        <draw:custom-shape draw:style-name="gr16" draw:text-style-name="P4" draw:layer="layout" svg:width="2.5cm" svg:height="1cm" svg:x="3.9cm" svg:y="1cm">
          <text:p text:style-name="P3"><text:span text:style-name="T1">Doxi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cm" svg:x="1cm" svg:y="1cm">
          <text:p text:style-name="P3"><text:span text:style-name="T1">Mav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1cm" svg:x="6.8cm" svg:y="1cm">
          <text:p text:style-name="P3"><text:span text:style-name="T1">Doxia Site Tool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5cm" svg:height="1cm" svg:x="16.5cm" svg:y="2.7cm">
          <text:p text:style-name="P3"><text:span text:style-name="T1">&lt;xxx&gt; markup par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5cm" svg:height="1cm" svg:x="23cm" svg:y="2.7cm">
          <text:p text:style-name="P3"><text:span text:style-name="T1">&lt;xxx&gt; markup render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5cm" svg:height="1cm" svg:x="1cm" svg:y="2.4cm">
          <text:p text:style-name="P3"><text:span text:style-name="T1">Shared Compon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cm" draw:transform="rotate (1.5707963267949) translate (4.2cm 14.3cm)">
          <text:p text:style-name="P3"><text:span text:style-name="T1">maven-plugin-api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6cm" svg:height="1cm" svg:x="9.9cm" svg:y="11.7cm">
          <text:p text:style-name="P3"><text:span text:style-name="T1">reporting-exec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8cm" svg:height="1cm" svg:x="25.1cm" svg:y="15.3cm">
          <text:p text:style-name="P3"><text:span text:style-name="T1">skin-model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2cm" svg:height="1cm" svg:x="23cm" svg:y="14.5cm">
          <text:p text:style-name="P3"><text:span text:style-name="T1">Skins</text:span><text:span text:style-name="T1"><text:line-break/></text:span><text:span text:style-name="T1">(reusable templates)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cm" svg:height="1cm" svg:x="23cm" svg:y="12.4cm">
          <text:p text:style-name="P3"><text:span text:style-name="T1">Velocity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cm" svg:height="1cm" svg:x="17cm" svg:y="10.2cm">
          <text:p text:style-name="P3"><text:span text:style-name="T1">integration-too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cm" svg:y1="10.691cm" svg:x2="17cm" svg:y2="10.691cm">
          <text:p/>
        </draw:line>
        <draw:line draw:style-name="gr5" draw:text-style-name="P6" draw:layer="layout" svg:x1="21cm" svg:y1="10.706cm" svg:x2="24.7cm" svg:y2="11.4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50M57S</meta:editing-duration>
    <meta:editing-cycles>10</meta:editing-cycles>
    <meta:generator>LibreOffice/6.4.7.2$Linux_X86_64 LibreOffice_project/40$Build-2</meta:generator>
    <dc:date>2021-11-06T11:56:17.974554723</dc:date>
    <meta:document-statistic meta:object-count="41"/>
  </office:meta>
</office:document-meta>
</file>